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3000002E5B1BC6C3A1B0435A6.png" manifest:media-type="image/png"/>
  <manifest:file-entry manifest:full-path="Pictures/1000020100000513000002E5C0AAA6C2E7FC84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4b48" officeooo:paragraph-rsid="00134b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WHEN CONNECTED WITH FIREBASE</text:p>
      <text:p text:style-name="P1"/>
      <text:p text:style-name="P1"/>
      <text:p text:style-name="P1"><draw:frame draw:style-name="fr1" draw:name="Image1" text:anchor-type="paragraph" svg:x="-0.397cm" svg:y="0.169cm" svg:width="17cm" svg:height="9.696cm" draw:z-index="0"><draw:image xlink:href="Pictures/1000020100000513000002E5C0AAA6C2E7FC84A5.png" xlink:type="simple" xlink:show="embed" xlink:actuate="onLoad" loext:mime-type="image/png"/></draw:frame></text:p>
      <text:p text:style-name="P1"><draw:frame draw:style-name="fr1" draw:name="Image2" text:anchor-type="paragraph" svg:x="-0.344cm" svg:y="1.487cm" svg:width="17cm" svg:height="9.696cm" draw:z-index="1"><draw:image xlink:href="Pictures/1000020100000513000002E5B1BC6C3A1B0435A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23:47:23.717160279</meta:creation-date>
    <dc:date>2020-05-05T23:48:26.820553281</dc:date>
    <meta:editing-duration>PT1M4S</meta:editing-duration>
    <meta:editing-cycles>1</meta:editing-cycles>
    <meta:document-statistic meta:table-count="0" meta:image-count="2" meta:object-count="0" meta:page-count="1" meta:paragraph-count="1" meta:word-count="4" meta:character-count="28" meta:non-whitespace-character-count="25"/>
    <meta:generator>LibreOffice/6.0.7.3$Linux_X86_64 LibreOffice_project/00m0$Build-3</meta:generator>
  </office:meta>
</office:document-meta>
</file>